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7170034054492E-3" table:style-name="ce2">
            <text:p>0.0023717</text:p>
          </table:table-cell>
          <table:table-cell office:value-type="float" office:value="0.19117600749975799" table:style-name="ce2">
            <text:p>0.191176007</text:p>
          </table:table-cell>
          <table:table-cell office:value-type="float" office:value="5.48663677364798E-2" table:style-name="ce2">
            <text:p>0.054866368</text:p>
          </table:table-cell>
          <table:table-cell office:value-type="float" office:value="6.9699601868541003E-2" table:style-name="ce2">
            <text:p>0.069699602</text:p>
          </table:table-cell>
          <table:table-cell office:value-type="float" office:value="1.33" table:style-name="ce2">
            <text:p>1.33</text:p>
          </table:table-cell>
          <table:table-cell office:value-type="float" office:value="0.85409999999999997" table:style-name="ce1">
            <text:p>0.8541</text:p>
          </table:table-cell>
          <table:table-cell office:value-type="float" office:value="0.3453" table:style-name="ce1">
            <text:p>0.3453</text:p>
          </table:table-cell>
          <table:table-cell office:value-type="float" office:value="0.43280000000000002" table:style-name="ce1">
            <text:p>0.4328</text:p>
          </table:table-cell>
          <table:table-cell office:value-type="float" office:value="0.84830000000000005" table:style-name="ce1">
            <text:p>0.8483</text:p>
          </table:table-cell>
          <table:table-cell office:value-type="float" office:value="-0.7984" table:style-name="ce1">
            <text:p>-0.7984</text:p>
          </table:table-cell>
          <table:table-cell office:value-type="float" office:value="0.20780000000000001" table:style-name="ce1">
            <text:p>0.2078</text:p>
          </table:table-cell>
          <table:table-cell office:value-type="float" office:value="1.9157" table:style-name="ce1">
            <text:p>1.9157</text:p>
          </table:table-cell>
          <table:table-cell office:value-type="float" office:value="-0.46920000000000001" table:style-name="ce1">
            <text:p>-0.4692</text:p>
          </table:table-cell>
          <table:table-cell office:value-type="float" office:value="-0.92410000000000003" table:style-name="ce1">
            <text:p>-0.9241</text:p>
          </table:table-cell>
          <table:table-cell office:value-type="float" office:value="-0.28410000000000002" table:style-name="ce1">
            <text:p>-0.2841</text:p>
          </table:table-cell>
          <table:table-cell office:value-type="float" office:value="2.5100000000000001E-2" table:style-name="ce1">
            <text:p>0.0251</text:p>
          </table:table-cell>
          <table:table-cell office:value-type="float" office:value="0.38879999999999998" table:style-name="ce1">
            <text:p>0.3888</text:p>
          </table:table-cell>
          <table:table-cell office:value-type="float" office:value="-0.68189999999999995" table:style-name="ce1">
            <text:p>-0.6819</text:p>
          </table:table-cell>
          <table:table-cell office:value-type="float" office:value="-7.4499999999999997E-2" table:style-name="ce1">
            <text:p>-0.0745</text:p>
          </table:table-cell>
          <table:table-cell office:value-type="float" office:value="-0.23150000000000001" table:style-name="ce1">
            <text:p>-0.2315</text:p>
          </table:table-cell>
          <table:table-cell office:value-type="float" office:value="-0.40939999999999999" table:style-name="ce1">
            <text:p>-0.4094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-1.8258000000000001" table:style-name="ce1">
            <text:p>-1.8258</text:p>
          </table:table-cell>
          <table:table-cell office:value-type="float" office:value="0.39419999999999999" table:style-name="ce1">
            <text:p>0.3942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3.4200000000000001E-2" table:style-name="ce1">
            <text:p>0.0342</text:p>
          </table:table-cell>
          <table:table-cell office:value-type="float" office:value="-0.84340000000000004" table:style-name="ce1">
            <text:p>-0.8434</text:p>
          </table:table-cell>
          <table:table-cell office:value-type="float" office:value="-0.39750000000000002" table:style-name="ce1">
            <text:p>-0.3975</text:p>
          </table:table-cell>
          <table:table-cell office:value-type="float" office:value="-0.19120000000000001" table:style-name="ce1">
            <text:p>-0.1912</text:p>
          </table:table-cell>
          <table:table-cell office:value-type="float" office:value="-0.30399999999999999" table:style-name="ce1">
            <text:p>-0.304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6.8500000000000005E-2" table:style-name="ce1">
            <text:p>0.0685</text:p>
          </table:table-cell>
          <table:table-cell office:value-type="float" office:value="-0.1283" table:style-name="ce1">
            <text:p>-0.1283</text:p>
          </table:table-cell>
          <table:table-cell office:value-type="float" office:value="0.54879999999999995" table:style-name="ce1">
            <text:p>0.5488</text:p>
          </table:table-cell>
          <table:table-cell office:value-type="float" office:value="0.188" table:style-name="ce1">
            <text:p>0.188</text:p>
          </table:table-cell>
          <table:table-cell office:value-type="float" office:value="0.92930000000000001" table:style-name="ce1">
            <text:p>0.9293</text:p>
          </table:table-cell>
          <table:table-cell office:value-type="float" office:value="0.4859" table:style-name="ce1">
            <text:p>0.4859</text:p>
          </table:table-cell>
          <table:table-cell table:number-columns-repeated="1633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4975755721372401E-3" table:style-name="ce2">
            <text:p>0.002497576</text:p>
          </table:table-cell>
          <table:table-cell office:value-type="float" office:value="0.18446281581863599" table:style-name="ce2">
            <text:p>0.184462816</text:p>
          </table:table-cell>
          <table:table-cell office:value-type="float" office:value="5.8750104634627598E-2" table:style-name="ce2">
            <text:p>0.058750105</text:p>
          </table:table-cell>
          <table:table-cell office:value-type="float" office:value="6.8865814172515902E-2" table:style-name="ce2">
            <text:p>0.068865814</text:p>
          </table:table-cell>
          <table:table-cell office:value-type="float" office:value="1.121" table:style-name="ce2">
            <text:p>1.121</text:p>
          </table:table-cell>
          <table:table-cell office:value-type="float" office:value="-0.56359999999999999" table:style-name="ce1">
            <text:p>-0.5636</text:p>
          </table:table-cell>
          <table:table-cell office:value-type="float" office:value="6.5500000000000003E-2" table:style-name="ce1">
            <text:p>0.0655</text:p>
          </table:table-cell>
          <table:table-cell office:value-type="float" office:value="0.58589999999999998" table:style-name="ce1">
            <text:p>0.5859</text:p>
          </table:table-cell>
          <table:table-cell office:value-type="float" office:value="0.755" table:style-name="ce1">
            <text:p>0.755</text:p>
          </table:table-cell>
          <table:table-cell office:value-type="float" office:value="-0.43569999999999998" table:style-name="ce1">
            <text:p>-0.4357</text:p>
          </table:table-cell>
          <table:table-cell office:value-type="float" office:value="0.51939999999999997" table:style-name="ce1">
            <text:p>0.5194</text:p>
          </table:table-cell>
          <table:table-cell office:value-type="float" office:value="0.56130000000000002" table:style-name="ce1">
            <text:p>0.5613</text:p>
          </table:table-cell>
          <table:table-cell office:value-type="float" office:value="-0.2319" table:style-name="ce1">
            <text:p>-0.2319</text:p>
          </table:table-cell>
          <table:table-cell office:value-type="float" office:value="-1.2621" table:style-name="ce1">
            <text:p>-1.2621</text:p>
          </table:table-cell>
          <table:table-cell office:value-type="float" office:value="-0.31140000000000001" table:style-name="ce1">
            <text:p>-0.3114</text:p>
          </table:table-cell>
          <table:table-cell office:value-type="float" office:value="3.7600000000000001E-2" table:style-name="ce1">
            <text:p>0.0376</text:p>
          </table:table-cell>
          <table:table-cell office:value-type="float" office:value="0.36880000000000002" table:style-name="ce1">
            <text:p>0.3688</text:p>
          </table:table-cell>
          <table:table-cell office:value-type="float" office:value="-0.42830000000000001" table:style-name="ce1">
            <text:p>-0.4283</text:p>
          </table:table-cell>
          <table:table-cell office:value-type="float" office:value="-5.5899999999999998E-2" table:style-name="ce1">
            <text:p>-0.0559</text:p>
          </table:table-cell>
          <table:table-cell office:value-type="float" office:value="-0.36209999999999998" table:style-name="ce1">
            <text:p>-0.3621</text:p>
          </table:table-cell>
          <table:table-cell office:value-type="float" office:value="-0.92810000000000004" table:style-name="ce1">
            <text:p>-0.9281</text:p>
          </table:table-cell>
          <table:table-cell office:value-type="float" office:value="2.3E-3" table:style-name="ce1">
            <text:p>0.0023</text:p>
          </table:table-cell>
          <table:table-cell office:value-type="float" office:value="1.14E-2" table:style-name="ce1">
            <text:p>0.0114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09E-2" table:style-name="ce1">
            <text:p>0.0109</text:p>
          </table:table-cell>
          <table:table-cell office:value-type="float" office:value="1.18E-2" table:style-name="ce1">
            <text:p>0.011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2E-2" table:style-name="ce1">
            <text:p>0.0132</text:p>
          </table:table-cell>
          <table:table-cell office:value-type="float" office:value="-1.8626" table:style-name="ce1">
            <text:p>-1.8626</text:p>
          </table:table-cell>
          <table:table-cell office:value-type="float" office:value="-2.6800000000000001E-2" table:style-name="ce1">
            <text:p>-0.0268</text:p>
          </table:table-cell>
          <table:table-cell office:value-type="float" office:value="0.2293" table:style-name="ce1">
            <text:p>0.2293</text:p>
          </table:table-cell>
          <table:table-cell office:value-type="float" office:value="0.27429999999999999" table:style-name="ce1">
            <text:p>0.2743</text:p>
          </table:table-cell>
          <table:table-cell office:value-type="float" office:value="-0.66449999999999998" table:style-name="ce1">
            <text:p>-0.6645</text:p>
          </table:table-cell>
          <table:table-cell office:value-type="float" office:value="-9.69E-2" table:style-name="ce1">
            <text:p>-0.0969</text:p>
          </table:table-cell>
          <table:table-cell office:value-type="float" office:value="-1.2362" table:style-name="ce1">
            <text:p>-1.2362</text:p>
          </table:table-cell>
          <table:table-cell office:value-type="float" office:value="-0.68400000000000005" table:style-name="ce1">
            <text:p>-0.684</text:p>
          </table:table-cell>
          <table:table-cell office:value-type="float" office:value="1.2899" table:style-name="ce1">
            <text:p>1.2899</text:p>
          </table:table-cell>
          <table:table-cell office:value-type="float" office:value="0.45029999999999998" table:style-name="ce1">
            <text:p>0.4503</text:p>
          </table:table-cell>
          <table:table-cell office:value-type="float" office:value="9.7799999999999998E-2" table:style-name="ce1">
            <text:p>0.0978</text:p>
          </table:table-cell>
          <table:table-cell office:value-type="float" office:value="-0.13519999999999999" table:style-name="ce1">
            <text:p>-0.1352</text:p>
          </table:table-cell>
          <table:table-cell office:value-type="float" office:value="0.36070000000000002" table:style-name="ce1">
            <text:p>0.3607</text:p>
          </table:table-cell>
          <table:table-cell office:value-type="float" office:value="0.30420000000000003" table:style-name="ce1">
            <text:p>0.3042</text:p>
          </table:table-cell>
          <table:table-cell office:value-type="float" office:value="0.66190000000000004" table:style-name="ce1">
            <text:p>0.6619</text:p>
          </table:table-cell>
          <table:table-cell office:value-type="float" office:value="1.2770999999999999" table:style-name="ce1">
            <text:p>1.2771</text:p>
          </table:table-cell>
          <table:table-cell table:number-columns-repeated="1633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7233208679946701E-3" table:style-name="ce2">
            <text:p>0.002723321</text:p>
          </table:table-cell>
          <table:table-cell office:value-type="float" office:value="0.19939236523388901" table:style-name="ce2">
            <text:p>0.199392365</text:p>
          </table:table-cell>
          <table:table-cell office:value-type="float" office:value="6.0163956246626502E-2" table:style-name="ce2">
            <text:p>0.060163956</text:p>
          </table:table-cell>
          <table:table-cell office:value-type="float" office:value="7.1465030719537206E-2" table:style-name="ce2">
            <text:p>0.071465031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0.115" table:style-name="ce1">
            <text:p>0.115</text:p>
          </table:table-cell>
          <table:table-cell office:value-type="float" office:value="0.2271" table:style-name="ce1">
            <text:p>0.2271</text:p>
          </table:table-cell>
          <table:table-cell office:value-type="float" office:value="0.4199" table:style-name="ce1">
            <text:p>0.4199</text:p>
          </table:table-cell>
          <table:table-cell office:value-type="float" office:value="1.1329" table:style-name="ce1">
            <text:p>1.1329</text:p>
          </table:table-cell>
          <table:table-cell office:value-type="float" office:value="-0.3397" table:style-name="ce1">
            <text:p>-0.3397</text:p>
          </table:table-cell>
          <table:table-cell office:value-type="float" office:value="0.4829" table:style-name="ce1">
            <text:p>0.4829</text:p>
          </table:table-cell>
          <table:table-cell office:value-type="float" office:value="0.97209999999999996" table:style-name="ce1">
            <text:p>0.9721</text:p>
          </table:table-cell>
          <table:table-cell office:value-type="float" office:value="-0.40739999999999998" table:style-name="ce1">
            <text:p>-0.4074</text:p>
          </table:table-cell>
          <table:table-cell office:value-type="float" office:value="-1.3013999999999999" table:style-name="ce1">
            <text:p>-1.3014</text:p>
          </table:table-cell>
          <table:table-cell office:value-type="float" office:value="-0.38429999999999997" table:style-name="ce1">
            <text:p>-0.3843</text:p>
          </table:table-cell>
          <table:table-cell office:value-type="float" office:value="-0.13039999999999999" table:style-name="ce1">
            <text:p>-0.1304</text:p>
          </table:table-cell>
          <table:table-cell office:value-type="float" office:value="0.24429999999999999" table:style-name="ce1">
            <text:p>0.2443</text:p>
          </table:table-cell>
          <table:table-cell office:value-type="float" office:value="-0.77959999999999996" table:style-name="ce1">
            <text:p>-0.7796</text:p>
          </table:table-cell>
          <table:table-cell office:value-type="float" office:value="-0.2157" table:style-name="ce1">
            <text:p>-0.2157</text:p>
          </table:table-cell>
          <table:table-cell office:value-type="float" office:value="-0.75319999999999998" table:style-name="ce1">
            <text:p>-0.7532</text:p>
          </table:table-cell>
          <table:table-cell office:value-type="float" office:value="-1.0720000000000001" table:style-name="ce1">
            <text:p>-1.072</text:p>
          </table:table-cell>
          <table:table-cell office:value-type="float" office:value="-0.1159" table:style-name="ce1">
            <text:p>-0.1159</text:p>
          </table:table-cell>
          <table:table-cell office:value-type="float" office:value="-0.14149999999999999" table:style-name="ce1">
            <text:p>-0.1415</text:p>
          </table:table-cell>
          <table:table-cell office:value-type="float" office:value="-6.93E-2" table:style-name="ce1">
            <text:p>-0.0693</text:p>
          </table:table-cell>
          <table:table-cell office:value-type="float" office:value="2.3099999999999999E-2" table:style-name="ce1">
            <text:p>0.0231</text:p>
          </table:table-cell>
          <table:table-cell office:value-type="float" office:value="-0.24579999999999999" table:style-name="ce1">
            <text:p>-0.2458</text:p>
          </table:table-cell>
          <table:table-cell office:value-type="float" office:value="2.1899999999999999E-2" table:style-name="ce1">
            <text:p>0.0219</text:p>
          </table:table-cell>
          <table:table-cell office:value-type="float" office:value="-0.48699999999999999" table:style-name="ce1">
            <text:p>-0.487</text:p>
          </table:table-cell>
          <table:table-cell office:value-type="float" office:value="-9.8799999999999999E-2" table:style-name="ce1">
            <text:p>-0.0988</text:p>
          </table:table-cell>
          <table:table-cell office:value-type="float" office:value="-1.3382000000000001" table:style-name="ce1">
            <text:p>-1.3382</text:p>
          </table:table-cell>
          <table:table-cell office:value-type="float" office:value="4.4900000000000002E-2" table:style-name="ce1">
            <text:p>0.0449</text:p>
          </table:table-cell>
          <table:table-cell office:value-type="float" office:value="0.1368" table:style-name="ce1">
            <text:p>0.1368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-0.97960000000000003" table:style-name="ce1">
            <text:p>-0.9796</text:p>
          </table:table-cell>
          <table:table-cell office:value-type="float" office:value="0.24079999999999999" table:style-name="ce1">
            <text:p>0.2408</text:p>
          </table:table-cell>
          <table:table-cell office:value-type="float" office:value="-0.55859999999999999" table:style-name="ce1">
            <text:p>-0.5586</text:p>
          </table:table-cell>
          <table:table-cell office:value-type="float" office:value="0.55479999999999996" table:style-name="ce1">
            <text:p>0.5548</text:p>
          </table:table-cell>
          <table:table-cell office:value-type="float" office:value="1.6113999999999999" table:style-name="ce1">
            <text:p>1.6114</text:p>
          </table:table-cell>
          <table:table-cell office:value-type="float" office:value="0.52659999999999996" table:style-name="ce1">
            <text:p>0.5266</text:p>
          </table:table-cell>
          <table:table-cell office:value-type="float" office:value="0.25059999999999999" table:style-name="ce1">
            <text:p>0.2506</text:p>
          </table:table-cell>
          <table:table-cell office:value-type="float" office:value="5.1299999999999998E-2" table:style-name="ce1">
            <text:p>0.0513</text:p>
          </table:table-cell>
          <table:table-cell office:value-type="float" office:value="0.61009999999999998" table:style-name="ce1">
            <text:p>0.6101</text:p>
          </table:table-cell>
          <table:table-cell office:value-type="float" office:value="0.42" table:style-name="ce1">
            <text:p>0.42</text:p>
          </table:table-cell>
          <table:table-cell office:value-type="float" office:value="0.96440000000000003" table:style-name="ce1">
            <text:p>0.9644</text:p>
          </table:table-cell>
          <table:table-cell office:value-type="float" office:value="1.2225999999999999" table:style-name="ce1">
            <text:p>1.2226</text:p>
          </table:table-cell>
          <table:table-cell table:number-columns-repeated="1633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6110808840114699E-3" table:style-name="ce2">
            <text:p>0.002611081</text:p>
          </table:table-cell>
          <table:table-cell office:value-type="float" office:value="0.19866108438379099" table:style-name="ce2">
            <text:p>0.198661084</text:p>
          </table:table-cell>
          <table:table-cell office:value-type="float" office:value="6.4898611055294306E-2" table:style-name="ce2">
            <text:p>0.064898611</text:p>
          </table:table-cell>
          <table:table-cell office:value-type="float" office:value="7.3283892556481697E-2" table:style-name="ce2">
            <text:p>0.073283893</text:p>
          </table:table-cell>
          <table:table-cell office:value-type="float" office:value="1.2749999999999999" table:style-name="ce2">
            <text:p>1.275</text:p>
          </table:table-cell>
          <table:table-cell office:value-type="float" office:value="-0.17599999999999999" table:style-name="ce1">
            <text:p>-0.176</text:p>
          </table:table-cell>
          <table:table-cell office:value-type="float" office:value="0.17960000000000001" table:style-name="ce1">
            <text:p>0.1796</text:p>
          </table:table-cell>
          <table:table-cell office:value-type="float" office:value="0.67669999999999997" table:style-name="ce1">
            <text:p>0.6767</text:p>
          </table:table-cell>
          <table:table-cell office:value-type="float" office:value="0.85150000000000003" table:style-name="ce1">
            <text:p>0.8515</text:p>
          </table:table-cell>
          <table:table-cell office:value-type="float" office:value="-0.1237" table:style-name="ce1">
            <text:p>-0.1237</text:p>
          </table:table-cell>
          <table:table-cell office:value-type="float" office:value="0.50370000000000004" table:style-name="ce1">
            <text:p>0.5037</text:p>
          </table:table-cell>
          <table:table-cell office:value-type="float" office:value="1.4239999999999999" table:style-name="ce1">
            <text:p>1.424</text:p>
          </table:table-cell>
          <table:table-cell office:value-type="float" office:value="-0.1489" table:style-name="ce1">
            <text:p>-0.1489</text:p>
          </table:table-cell>
          <table:table-cell office:value-type="float" office:value="-1.0458000000000001" table:style-name="ce1">
            <text:p>-1.0458</text:p>
          </table:table-cell>
          <table:table-cell office:value-type="float" office:value="-0.27289999999999998" table:style-name="ce1">
            <text:p>-0.2729</text:p>
          </table:table-cell>
          <table:table-cell office:value-type="float" office:value="0.2218" table:style-name="ce1">
            <text:p>0.2218</text:p>
          </table:table-cell>
          <table:table-cell office:value-type="float" office:value="0.34360000000000002" table:style-name="ce1">
            <text:p>0.3436</text:p>
          </table:table-cell>
          <table:table-cell office:value-type="float" office:value="-0.1313" table:style-name="ce1">
            <text:p>-0.1313</text:p>
          </table:table-cell>
          <table:table-cell office:value-type="float" office:value="4.3799999999999999E-2" table:style-name="ce1">
            <text:p>0.0438</text:p>
          </table:table-cell>
          <table:table-cell office:value-type="float" office:value="-0.52700000000000002" table:style-name="ce1">
            <text:p>-0.527</text:p>
          </table:table-cell>
          <table:table-cell office:value-type="float" office:value="-0.94289999999999996" table:style-name="ce1">
            <text:p>-0.9429</text:p>
          </table:table-cell>
          <table:table-cell office:value-type="float" office:value="-0.2112" table:style-name="ce1">
            <text:p>-0.2112</text:p>
          </table:table-cell>
          <table:table-cell office:value-type="float" office:value="-8.3599999999999994E-2" table:style-name="ce1">
            <text:p>-0.0836</text:p>
          </table:table-cell>
          <table:table-cell office:value-type="float" office:value="-1.2E-2" table:style-name="ce1">
            <text:p>-0.012</text:p>
          </table:table-cell>
          <table:table-cell office:value-type="float" office:value="3.5299999999999998E-2" table:style-name="ce1">
            <text:p>0.0353</text:p>
          </table:table-cell>
          <table:table-cell office:value-type="float" office:value="5.74E-2" table:style-name="ce1">
            <text:p>0.0574</text:p>
          </table:table-cell>
          <table:table-cell office:value-type="float" office:value="0.15260000000000001" table:style-name="ce1">
            <text:p>0.1526</text:p>
          </table:table-cell>
          <table:table-cell office:value-type="float" office:value="-0.30120000000000002" table:style-name="ce1">
            <text:p>-0.3012</text:p>
          </table:table-cell>
          <table:table-cell office:value-type="float" office:value="-0.17899999999999999" table:style-name="ce1">
            <text:p>-0.179</text:p>
          </table:table-cell>
          <table:table-cell office:value-type="float" office:value="-1.8786" table:style-name="ce1">
            <text:p>-1.8786</text:p>
          </table:table-cell>
          <table:table-cell office:value-type="float" office:value="-0.25669999999999998" table:style-name="ce1">
            <text:p>-0.2567</text:p>
          </table:table-cell>
          <table:table-cell office:value-type="float" office:value="0.19" table:style-name="ce1">
            <text:p>0.19</text:p>
          </table:table-cell>
          <table:table-cell office:value-type="float" office:value="4.48E-2" table:style-name="ce1">
            <text:p>0.0448</text:p>
          </table:table-cell>
          <table:table-cell office:value-type="float" office:value="-0.62160000000000004" table:style-name="ce1">
            <text:p>-0.6216</text:p>
          </table:table-cell>
          <table:table-cell office:value-type="float" office:value="-0.24640000000000001" table:style-name="ce1">
            <text:p>-0.2464</text:p>
          </table:table-cell>
          <table:table-cell office:value-type="float" office:value="-0.99419999999999997" table:style-name="ce1">
            <text:p>-0.9942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1.2256" table:style-name="ce1">
            <text:p>1.2256</text:p>
          </table:table-cell>
          <table:table-cell office:value-type="float" office:value="0.37530000000000002" table:style-name="ce1">
            <text:p>0.3753</text:p>
          </table:table-cell>
          <table:table-cell office:value-type="float" office:value="-7.2400000000000006E-2" table:style-name="ce1">
            <text:p>-0.0724</text:p>
          </table:table-cell>
          <table:table-cell office:value-type="float" office:value="-6.7900000000000002E-2" table:style-name="ce1">
            <text:p>-0.0679</text:p>
          </table:table-cell>
          <table:table-cell office:value-type="float" office:value="0.16120000000000001" table:style-name="ce1">
            <text:p>0.1612</text:p>
          </table:table-cell>
          <table:table-cell office:value-type="float" office:value="0.19850000000000001" table:style-name="ce1">
            <text:p>0.1985</text:p>
          </table:table-cell>
          <table:table-cell office:value-type="float" office:value="1.0384" table:style-name="ce1">
            <text:p>1.0384</text:p>
          </table:table-cell>
          <table:table-cell office:value-type="float" office:value="1.2061999999999999" table:style-name="ce1">
            <text:p>1.2062</text:p>
          </table:table-cell>
          <table:table-cell table:number-columns-repeated="1633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3772697078708201E-3" table:style-name="ce2">
            <text:p>0.00237727</text:p>
          </table:table-cell>
          <table:table-cell office:value-type="float" office:value="0.17614406009380301" table:style-name="ce2">
            <text:p>0.17614406</text:p>
          </table:table-cell>
          <table:table-cell office:value-type="float" office:value="6.5862238879961302E-2" table:style-name="ce2">
            <text:p>0.065862239</text:p>
          </table:table-cell>
          <table:table-cell office:value-type="float" office:value="7.8893527232533803E-2" table:style-name="ce2">
            <text:p>0.078893527</text:p>
          </table:table-cell>
          <table:table-cell office:value-type="float" office:value="1.165" table:style-name="ce2">
            <text:p>1.165</text:p>
          </table:table-cell>
          <table:table-cell office:value-type="float" office:value="-0.17100000000000001" table:style-name="ce1">
            <text:p>-0.171</text:p>
          </table:table-cell>
          <table:table-cell office:value-type="float" office:value="-0.12670000000000001" table:style-name="ce1">
            <text:p>-0.1267</text:p>
          </table:table-cell>
          <table:table-cell office:value-type="float" office:value="0.42659999999999998" table:style-name="ce1">
            <text:p>0.4266</text:p>
          </table:table-cell>
          <table:table-cell office:value-type="float" office:value="0.96640000000000004" table:style-name="ce1">
            <text:p>0.9664</text:p>
          </table:table-cell>
          <table:table-cell office:value-type="float" office:value="-0.99729999999999996" table:style-name="ce1">
            <text:p>-0.9973</text:p>
          </table:table-cell>
          <table:table-cell office:value-type="float" office:value="0.52339999999999998" table:style-name="ce1">
            <text:p>0.5234</text:p>
          </table:table-cell>
          <table:table-cell office:value-type="float" office:value="0.43269999999999997" table:style-name="ce1">
            <text:p>0.4327</text:p>
          </table:table-cell>
          <table:table-cell office:value-type="float" office:value="-0.72160000000000002" table:style-name="ce1">
            <text:p>-0.7216</text:p>
          </table:table-cell>
          <table:table-cell office:value-type="float" office:value="-0.82979999999999998" table:style-name="ce1">
            <text:p>-0.8298</text:p>
          </table:table-cell>
          <table:table-cell office:value-type="float" office:value="-0.24679999999999999" table:style-name="ce1">
            <text:p>-0.2468</text:p>
          </table:table-cell>
          <table:table-cell office:value-type="float" office:value="0.14319999999999999" table:style-name="ce1">
            <text:p>0.1432</text:p>
          </table:table-cell>
          <table:table-cell office:value-type="float" office:value="0.42580000000000001" table:style-name="ce1">
            <text:p>0.4258</text:p>
          </table:table-cell>
          <table:table-cell office:value-type="float" office:value="-0.60129999999999995" table:style-name="ce1">
            <text:p>-0.6013</text:p>
          </table:table-cell>
          <table:table-cell office:value-type="float" office:value="-1.43E-2" table:style-name="ce1">
            <text:p>-0.0143</text:p>
          </table:table-cell>
          <table:table-cell office:value-type="float" office:value="-0.56540000000000001" table:style-name="ce1">
            <text:p>-0.5654</text:p>
          </table:table-cell>
          <table:table-cell office:value-type="float" office:value="-1.3236000000000001" table:style-name="ce1">
            <text:p>-1.3236</text:p>
          </table:table-cell>
          <table:table-cell office:value-type="float" office:value="-0.2356" table:style-name="ce1">
            <text:p>-0.2356</text:p>
          </table:table-cell>
          <table:table-cell office:value-type="float" office:value="-0.14169999999999999" table:style-name="ce1">
            <text:p>-0.1417</text:p>
          </table:table-cell>
          <table:table-cell office:value-type="float" office:value="-4.2299999999999997E-2" table:style-name="ce1">
            <text:p>-0.0423</text:p>
          </table:table-cell>
          <table:table-cell office:value-type="float" office:value="2.86E-2" table:style-name="ce1">
            <text:p>0.0286</text:p>
          </table:table-cell>
          <table:table-cell office:value-type="float" office:value="-0.28860000000000002" table:style-name="ce1">
            <text:p>-0.2886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-0.2029" table:style-name="ce1">
            <text:p>-0.2029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-0.92379999999999995" table:style-name="ce1">
            <text:p>-0.9238</text:p>
          </table:table-cell>
          <table:table-cell office:value-type="float" office:value="-0.20150000000000001" table:style-name="ce1">
            <text:p>-0.2015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41160000000000002" table:style-name="ce1">
            <text:p>0.4116</text:p>
          </table:table-cell>
          <table:table-cell office:value-type="float" office:value="-0.9617" table:style-name="ce1">
            <text:p>-0.9617</text:p>
          </table:table-cell>
          <table:table-cell office:value-type="float" office:value="-5.7799999999999997E-2" table:style-name="ce1">
            <text:p>-0.0578</text:p>
          </table:table-cell>
          <table:table-cell office:value-type="float" office:value="-0.33139999999999997" table:style-name="ce1">
            <text:p>-0.3314</text:p>
          </table:table-cell>
          <table:table-cell office:value-type="float" office:value="-0.4849" table:style-name="ce1">
            <text:p>-0.4849</text:p>
          </table:table-cell>
          <table:table-cell office:value-type="float" office:value="0.90900000000000003" table:style-name="ce1">
            <text:p>0.909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-7.6700000000000004E-2" table:style-name="ce1">
            <text:p>-0.0767</text:p>
          </table:table-cell>
          <table:table-cell office:value-type="float" office:value="-0.20330000000000001" table:style-name="ce1">
            <text:p>-0.2033</text:p>
          </table:table-cell>
          <table:table-cell office:value-type="float" office:value="0.28160000000000002" table:style-name="ce1">
            <text:p>0.2816</text:p>
          </table:table-cell>
          <table:table-cell office:value-type="float" office:value="0.21490000000000001" table:style-name="ce1">
            <text:p>0.2149</text:p>
          </table:table-cell>
          <table:table-cell office:value-type="float" office:value="0.89610000000000001" table:style-name="ce1">
            <text:p>0.8961</text:p>
          </table:table-cell>
          <table:table-cell office:value-type="float" office:value="1.6022000000000001" table:style-name="ce1">
            <text:p>1.6022</text:p>
          </table:table-cell>
          <table:table-cell table:number-columns-repeated="1633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49371129188164E-3" table:style-name="ce2">
            <text:p>0.002493711</text:p>
          </table:table-cell>
          <table:table-cell office:value-type="float" office:value="0.19883973616217601" table:style-name="ce2">
            <text:p>0.198839736</text:p>
          </table:table-cell>
          <table:table-cell office:value-type="float" office:value="5.6253922165154298E-2" table:style-name="ce2">
            <text:p>0.056253922</text:p>
          </table:table-cell>
          <table:table-cell office:value-type="float" office:value="6.6369427948347604E-2" table:style-name="ce2">
            <text:p>0.066369428</text:p>
          </table:table-cell>
          <table:table-cell office:value-type="float" office:value="1.177" table:style-name="ce2">
            <text:p>1.177</text:p>
          </table:table-cell>
          <table:table-cell office:value-type="float" office:value="1.1578999999999999" table:style-name="ce1">
            <text:p>1.1579</text:p>
          </table:table-cell>
          <table:table-cell office:value-type="float" office:value="0.4965" table:style-name="ce1">
            <text:p>0.4965</text:p>
          </table:table-cell>
          <table:table-cell office:value-type="float" office:value="0.58620000000000005" table:style-name="ce1">
            <text:p>0.5862</text:p>
          </table:table-cell>
          <table:table-cell office:value-type="float" office:value="1.0324" table:style-name="ce1">
            <text:p>1.0324</text:p>
          </table:table-cell>
          <table:table-cell office:value-type="float" office:value="-0.61939999999999995" table:style-name="ce1">
            <text:p>-0.6194</text:p>
          </table:table-cell>
          <table:table-cell office:value-type="float" office:value="0.82069999999999999" table:style-name="ce1">
            <text:p>0.8207</text:p>
          </table:table-cell>
          <table:table-cell office:value-type="float" office:value="1.1117999999999999" table:style-name="ce1">
            <text:p>1.1118</text:p>
          </table:table-cell>
          <table:table-cell office:value-type="float" office:value="-0.54759999999999998" table:style-name="ce1">
            <text:p>-0.5476</text:p>
          </table:table-cell>
          <table:table-cell office:value-type="float" office:value="-0.20130000000000001" table:style-name="ce1">
            <text:p>-0.2013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0.70889999999999997" table:style-name="ce1">
            <text:p>0.7089</text:p>
          </table:table-cell>
          <table:table-cell office:value-type="float" office:value="-0.40749999999999997" table:style-name="ce1">
            <text:p>-0.4075</text:p>
          </table:table-cell>
          <table:table-cell office:value-type="float" office:value="0.36380000000000001" table:style-name="ce1">
            <text:p>0.3638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-1.0467" table:style-name="ce1">
            <text:p>-1.0467</text:p>
          </table:table-cell>
          <table:table-cell office:value-type="float" office:value="-0.1216" table:style-name="ce1">
            <text:p>-0.1216</text:p>
          </table:table-cell>
          <table:table-cell office:value-type="float" office:value="-3.8800000000000001E-2" table:style-name="ce1">
            <text:p>-0.0388</text:p>
          </table:table-cell>
          <table:table-cell office:value-type="float" office:value="-0.20399999999999999" table:style-name="ce1">
            <text:p>-0.204</text:p>
          </table:table-cell>
          <table:table-cell office:value-type="float" office:value="5.3199999999999997E-2" table:style-name="ce1">
            <text:p>0.0532</text:p>
          </table:table-cell>
          <table:table-cell office:value-type="float" office:value="-0.2243" table:style-name="ce1">
            <text:p>-0.2243</text:p>
          </table:table-cell>
          <table:table-cell office:value-type="float" office:value="0.124" table:style-name="ce1">
            <text:p>0.124</text:p>
          </table:table-cell>
          <table:table-cell office:value-type="float" office:value="-1.9800000000000002E-2" table:style-name="ce1">
            <text:p>-0.0198</text:p>
          </table:table-cell>
          <table:table-cell office:value-type="float" office:value="-0.32529999999999998" table:style-name="ce1">
            <text:p>-0.3253</text:p>
          </table:table-cell>
          <table:table-cell office:value-type="float" office:value="-1.1164000000000001" table:style-name="ce1">
            <text:p>-1.1164</text:p>
          </table:table-cell>
          <table:table-cell office:value-type="float" office:value="-0.20780000000000001" table:style-name="ce1">
            <text:p>-0.2078</text:p>
          </table:table-cell>
          <table:table-cell office:value-type="float" office:value="0.1076" table:style-name="ce1">
            <text:p>0.1076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-0.91020000000000001" table:style-name="ce1">
            <text:p>-0.9102</text:p>
          </table:table-cell>
          <table:table-cell office:value-type="float" office:value="-4.4499999999999998E-2" table:style-name="ce1">
            <text:p>-0.0445</text:p>
          </table:table-cell>
          <table:table-cell office:value-type="float" office:value="-0.14449999999999999" table:style-name="ce1">
            <text:p>-0.1445</text:p>
          </table:table-cell>
          <table:table-cell office:value-type="float" office:value="0.62150000000000005" table:style-name="ce1">
            <text:p>0.6215</text:p>
          </table:table-cell>
          <table:table-cell office:value-type="float" office:value="0.5444" table:style-name="ce1">
            <text:p>0.5444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-0.41070000000000001" table:style-name="ce1">
            <text:p>-0.4107</text:p>
          </table:table-cell>
          <table:table-cell office:value-type="float" office:value="-0.47" table:style-name="ce1">
            <text:p>-0.47</text:p>
          </table:table-cell>
          <table:table-cell office:value-type="float" office:value="-0.19600000000000001" table:style-name="ce1">
            <text:p>-0.196</text:p>
          </table:table-cell>
          <table:table-cell office:value-type="float" office:value="-7.5899999999999995E-2" table:style-name="ce1">
            <text:p>-0.0759</text:p>
          </table:table-cell>
          <table:table-cell office:value-type="float" office:value="-2.46E-2" table:style-name="ce1">
            <text:p>-0.0246</text:p>
          </table:table-cell>
          <table:table-cell office:value-type="float" office:value="1.0405" table:style-name="ce1">
            <text:p>1.0405</text:p>
          </table:table-cell>
          <table:table-cell table:number-columns-repeated="1633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6091182680627501E-3" table:style-name="ce2">
            <text:p>0.002609118</text:p>
          </table:table-cell>
          <table:table-cell office:value-type="float" office:value="0.19367562794735799" table:style-name="ce2">
            <text:p>0.193675628</text:p>
          </table:table-cell>
          <table:table-cell office:value-type="float" office:value="5.5025478864892799E-2" table:style-name="ce2">
            <text:p>0.055025479</text:p>
          </table:table-cell>
          <table:table-cell office:value-type="float" office:value="7.0814892343590397E-2" table:style-name="ce2">
            <text:p>0.070814892</text:p>
          </table:table-cell>
          <table:table-cell office:value-type="float" office:value="1.214" table:style-name="ce2">
            <text:p>1.214</text:p>
          </table:table-cell>
          <table:table-cell office:value-type="float" office:value="0.44019999999999998" table:style-name="ce1">
            <text:p>0.4402</text:p>
          </table:table-cell>
          <table:table-cell office:value-type="float" office:value="0.42009999999999997" table:style-name="ce1">
            <text:p>0.4201</text:p>
          </table:table-cell>
          <table:table-cell office:value-type="float" office:value="0.46300000000000002" table:style-name="ce1">
            <text:p>0.463</text:p>
          </table:table-cell>
          <table:table-cell office:value-type="float" office:value="0.67859999999999998" table:style-name="ce1">
            <text:p>0.6786</text:p>
          </table:table-cell>
          <table:table-cell office:value-type="float" office:value="-0.84" table:style-name="ce1">
            <text:p>-0.84</text:p>
          </table:table-cell>
          <table:table-cell office:value-type="float" office:value="0.4572" table:style-name="ce1">
            <text:p>0.4572</text:p>
          </table:table-cell>
          <table:table-cell office:value-type="float" office:value="0.81379999999999997" table:style-name="ce1">
            <text:p>0.8138</text:p>
          </table:table-cell>
          <table:table-cell office:value-type="float" office:value="-0.62509999999999999" table:style-name="ce1">
            <text:p>-0.6251</text:p>
          </table:table-cell>
          <table:table-cell office:value-type="float" office:value="-0.75139999999999996" table:style-name="ce1">
            <text:p>-0.7514</text:p>
          </table:table-cell>
          <table:table-cell office:value-type="float" office:value="-3.6400000000000002E-2" table:style-name="ce1">
            <text:p>-0.0364</text:p>
          </table:table-cell>
          <table:table-cell office:value-type="float" office:value="0.42209999999999998" table:style-name="ce1">
            <text:p>0.4221</text:p>
          </table:table-cell>
          <table:table-cell office:value-type="float" office:value="0.47710000000000002" table:style-name="ce1">
            <text:p>0.4771</text:p>
          </table:table-cell>
          <table:table-cell office:value-type="float" office:value="-0.64219999999999999" table:style-name="ce1">
            <text:p>-0.6422</text:p>
          </table:table-cell>
          <table:table-cell office:value-type="float" office:value="0.25419999999999998" table:style-name="ce1">
            <text:p>0.254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-0.74039999999999995" table:style-name="ce1">
            <text:p>-0.740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-1.3877999999999999" table:style-name="ce1">
            <text:p>-1.3878</text:p>
          </table:table-cell>
          <table:table-cell office:value-type="float" office:value="-3.3399999999999999E-2" table:style-name="ce1">
            <text:p>-0.0334</text:p>
          </table:table-cell>
          <table:table-cell office:value-type="float" office:value="-2.0000000000000001E-4" table:style-name="ce1">
            <text:p>-0.0002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93369999999999997" table:style-name="ce1">
            <text:p>-0.9337</text:p>
          </table:table-cell>
          <table:table-cell office:value-type="float" office:value="0.2001" table:style-name="ce1">
            <text:p>0.2001</text:p>
          </table:table-cell>
          <table:table-cell office:value-type="float" office:value="-0.54749999999999999" table:style-name="ce1">
            <text:p>-0.5475</text:p>
          </table:table-cell>
          <table:table-cell office:value-type="float" office:value="0.06" table:style-name="ce1">
            <text:p>0.06</text:p>
          </table:table-cell>
          <table:table-cell office:value-type="float" office:value="1.016" table:style-name="ce1">
            <text:p>1.016</text:p>
          </table:table-cell>
          <table:table-cell office:value-type="float" office:value="0.20669999999999999" table:style-name="ce1">
            <text:p>0.2067</text:p>
          </table:table-cell>
          <table:table-cell office:value-type="float" office:value="-0.44769999999999999" table:style-name="ce1">
            <text:p>-0.4477</text:p>
          </table:table-cell>
          <table:table-cell office:value-type="float" office:value="-0.36969999999999997" table:style-name="ce1">
            <text:p>-0.3697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-0.10680000000000001" table:style-name="ce1">
            <text:p>-0.1068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86360000000000003" table:style-name="ce1">
            <text:p>0.8636</text:p>
          </table:table-cell>
          <table:table-cell table:number-columns-repeated="1633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0459725782715002E-3" table:style-name="ce2">
            <text:p>0.002045973</text:p>
          </table:table-cell>
          <table:table-cell office:value-type="float" office:value="0.20106021045301301" table:style-name="ce2">
            <text:p>0.20106021</text:p>
          </table:table-cell>
          <table:table-cell office:value-type="float" office:value="7.1608751504555701E-2" table:style-name="ce2">
            <text:p>0.071608752</text:p>
          </table:table-cell>
          <table:table-cell office:value-type="float" office:value="7.7234323732548002E-2" table:style-name="ce2">
            <text:p>0.077234324</text:p>
          </table:table-cell>
          <table:table-cell office:value-type="float" office:value="1.1459999999999999" table:style-name="ce2">
            <text:p>1.146</text:p>
          </table:table-cell>
          <table:table-cell office:value-type="float" office:value="0.5585" table:style-name="ce1">
            <text:p>0.5585</text:p>
          </table:table-cell>
          <table:table-cell office:value-type="float" office:value="0.219" table:style-name="ce1">
            <text:p>0.219</text:p>
          </table:table-cell>
          <table:table-cell office:value-type="float" office:value="0.43590000000000001" table:style-name="ce1">
            <text:p>0.4359</text:p>
          </table:table-cell>
          <table:table-cell office:value-type="float" office:value="0.74070000000000003" table:style-name="ce1">
            <text:p>0.7407</text:p>
          </table:table-cell>
          <table:table-cell office:value-type="float" office:value="-0.30349999999999999" table:style-name="ce1">
            <text:p>-0.3035</text:p>
          </table:table-cell>
          <table:table-cell office:value-type="float" office:value="0.38009999999999999" table:style-name="ce1">
            <text:p>0.3801</text:p>
          </table:table-cell>
          <table:table-cell office:value-type="float" office:value="1.2043999999999999" table:style-name="ce1">
            <text:p>1.2044</text:p>
          </table:table-cell>
          <table:table-cell office:value-type="float" office:value="-0.56169999999999998" table:style-name="ce1">
            <text:p>-0.5617</text:p>
          </table:table-cell>
          <table:table-cell office:value-type="float" office:value="-1.3644000000000001" table:style-name="ce1">
            <text:p>-1.3644</text:p>
          </table:table-cell>
          <table:table-cell office:value-type="float" office:value="-0.15390000000000001" table:style-name="ce1">
            <text:p>-0.1539</text:p>
          </table:table-cell>
          <table:table-cell office:value-type="float" office:value="2.7900000000000001E-2" table:style-name="ce1">
            <text:p>0.0279</text:p>
          </table:table-cell>
          <table:table-cell office:value-type="float" office:value="3.9E-2" table:style-name="ce1">
            <text:p>0.039</text:p>
          </table:table-cell>
          <table:table-cell office:value-type="float" office:value="-0.114" table:style-name="ce1">
            <text:p>-0.114</text:p>
          </table:table-cell>
          <table:table-cell office:value-type="float" office:value="-0.20150000000000001" table:style-name="ce1">
            <text:p>-0.2015</text:p>
          </table:table-cell>
          <table:table-cell office:value-type="float" office:value="-0.68320000000000003" table:style-name="ce1">
            <text:p>-0.6832</text:p>
          </table:table-cell>
          <table:table-cell office:value-type="float" office:value="-0.69159999999999999" table:style-name="ce1">
            <text:p>-0.6916</text:p>
          </table:table-cell>
          <table:table-cell office:value-type="float" office:value="-0.25819999999999999" table:style-name="ce1">
            <text:p>-0.2582</text:p>
          </table:table-cell>
          <table:table-cell office:value-type="float" office:value="-0.15390000000000001" table:style-name="ce1">
            <text:p>-0.1539</text:p>
          </table:table-cell>
          <table:table-cell office:value-type="float" office:value="-0.17649999999999999" table:style-name="ce1">
            <text:p>-0.1765</text:p>
          </table:table-cell>
          <table:table-cell office:value-type="float" office:value="-0.13220000000000001" table:style-name="ce1">
            <text:p>-0.1322</text:p>
          </table:table-cell>
          <table:table-cell office:value-type="float" office:value="-5.5500000000000001E-2" table:style-name="ce1">
            <text:p>-0.0555</text:p>
          </table:table-cell>
          <table:table-cell office:value-type="float" office:value="5.6599999999999998E-2" table:style-name="ce1">
            <text:p>0.0566</text:p>
          </table:table-cell>
          <table:table-cell office:value-type="float" office:value="-0.3967" table:style-name="ce1">
            <text:p>-0.3967</text:p>
          </table:table-cell>
          <table:table-cell office:value-type="float" office:value="5.3600000000000002E-2" table:style-name="ce1">
            <text:p>0.0536</text:p>
          </table:table-cell>
          <table:table-cell office:value-type="float" office:value="-1.3287" table:style-name="ce1">
            <text:p>-1.3287</text:p>
          </table:table-cell>
          <table:table-cell office:value-type="float" office:value="-0.21360000000000001" table:style-name="ce1">
            <text:p>-0.2136</text:p>
          </table:table-cell>
          <table:table-cell office:value-type="float" office:value="-5.9200000000000003E-2" table:style-name="ce1">
            <text:p>-0.0592</text:p>
          </table:table-cell>
          <table:table-cell office:value-type="float" office:value="-0.1053" table:style-name="ce1">
            <text:p>-0.1053</text:p>
          </table:table-cell>
          <table:table-cell office:value-type="float" office:value="-0.66180000000000005" table:style-name="ce1">
            <text:p>-0.6618</text:p>
          </table:table-cell>
          <table:table-cell office:value-type="float" office:value="-0.1326" table:style-name="ce1">
            <text:p>-0.1326</text:p>
          </table:table-cell>
          <table:table-cell office:value-type="float" office:value="-1.028" table:style-name="ce1">
            <text:p>-1.028</text:p>
          </table:table-cell>
          <table:table-cell office:value-type="float" office:value="4.5499999999999999E-2" table:style-name="ce1">
            <text:p>0.0455</text:p>
          </table:table-cell>
          <table:table-cell office:value-type="float" office:value="1.5125999999999999" table:style-name="ce1">
            <text:p>1.5126</text:p>
          </table:table-cell>
          <table:table-cell office:value-type="float" office:value="0.22700000000000001" table:style-name="ce1">
            <text:p>0.227</text:p>
          </table:table-cell>
          <table:table-cell office:value-type="float" office:value="4.4699999999999997E-2" table:style-name="ce1">
            <text:p>0.0447</text:p>
          </table:table-cell>
          <table:table-cell office:value-type="float" office:value="0.26869999999999999" table:style-name="ce1">
            <text:p>0.2687</text:p>
          </table:table-cell>
          <table:table-cell office:value-type="float" office:value="2.2700000000000001E-2" table:style-name="ce1">
            <text:p>0.0227</text:p>
          </table:table-cell>
          <table:table-cell office:value-type="float" office:value="0.43009999999999998" table:style-name="ce1">
            <text:p>0.4301</text:p>
          </table:table-cell>
          <table:table-cell office:value-type="float" office:value="0.91" table:style-name="ce1">
            <text:p>0.91</text:p>
          </table:table-cell>
          <table:table-cell office:value-type="float" office:value="0.90859999999999996" table:style-name="ce1">
            <text:p>0.9086</text:p>
          </table:table-cell>
          <table:table-cell table:number-columns-repeated="1633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3926855186778302E-3" table:style-name="ce2">
            <text:p>0.002392686</text:p>
          </table:table-cell>
          <table:table-cell office:value-type="float" office:value="0.19341055976082" table:style-name="ce2">
            <text:p>0.19341056</text:p>
          </table:table-cell>
          <table:table-cell office:value-type="float" office:value="6.8557158822450504E-2" table:style-name="ce2">
            <text:p>0.068557159</text:p>
          </table:table-cell>
          <table:table-cell office:value-type="float" office:value="7.2748262354642296E-2" table:style-name="ce2">
            <text:p>0.072748262</text:p>
          </table:table-cell>
          <table:table-cell office:value-type="float" office:value="1.28" table:style-name="ce2">
            <text:p>1.28</text:p>
          </table:table-cell>
          <table:table-cell office:value-type="float" office:value="-0.61619999999999997" table:style-name="ce1">
            <text:p>-0.6162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0.59889999999999999" table:style-name="ce1">
            <text:p>0.5989</text:p>
          </table:table-cell>
          <table:table-cell office:value-type="float" office:value="0.64019999999999999" table:style-name="ce1">
            <text:p>0.6402</text:p>
          </table:table-cell>
          <table:table-cell office:value-type="float" office:value="8.0100000000000005E-2" table:style-name="ce1">
            <text:p>0.0801</text:p>
          </table:table-cell>
          <table:table-cell office:value-type="float" office:value="0.42880000000000001" table:style-name="ce1">
            <text:p>0.4288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-0.88109999999999999" table:style-name="ce1">
            <text:p>-0.8811</text:p>
          </table:table-cell>
          <table:table-cell office:value-type="float" office:value="-1.7277" table:style-name="ce1">
            <text:p>-1.7277</text:p>
          </table:table-cell>
          <table:table-cell office:value-type="float" office:value="7.9299999999999995E-2" table:style-name="ce1">
            <text:p>0.0793</text:p>
          </table:table-cell>
          <table:table-cell office:value-type="float" office:value="0.31180000000000002" table:style-name="ce1">
            <text:p>0.3118</text:p>
          </table:table-cell>
          <table:table-cell office:value-type="float" office:value="0.46639999999999998" table:style-name="ce1">
            <text:p>0.4664</text:p>
          </table:table-cell>
          <table:table-cell office:value-type="float" office:value="-0.36799999999999999" table:style-name="ce1">
            <text:p>-0.368</text:p>
          </table:table-cell>
          <table:table-cell office:value-type="float" office:value="3.3700000000000001E-2" table:style-name="ce1">
            <text:p>0.0337</text:p>
          </table:table-cell>
          <table:table-cell office:value-type="float" office:value="-0.49609999999999999" table:style-name="ce1">
            <text:p>-0.4961</text:p>
          </table:table-cell>
          <table:table-cell office:value-type="float" office:value="-0.80779999999999996" table:style-name="ce1">
            <text:p>-0.8078</text:p>
          </table:table-cell>
          <table:table-cell office:value-type="float" office:value="2.8E-3" table:style-name="ce1">
            <text:p>0.0028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-2.9809999999999999" table:style-name="ce1">
            <text:p>-2.981</text:p>
          </table:table-cell>
          <table:table-cell office:value-type="float" office:value="-3.44E-2" table:style-name="ce1">
            <text:p>-0.0344</text:p>
          </table:table-cell>
          <table:table-cell office:value-type="float" office:value="-8.4099999999999994E-2" table:style-name="ce1">
            <text:p>-0.0841</text:p>
          </table:table-cell>
          <table:table-cell office:value-type="float" office:value="-0.23719999999999999" table:style-name="ce1">
            <text:p>-0.2372</text:p>
          </table:table-cell>
          <table:table-cell office:value-type="float" office:value="-0.73480000000000001" table:style-name="ce1">
            <text:p>-0.7348</text:p>
          </table:table-cell>
          <table:table-cell office:value-type="float" office:value="-0.32729999999999998" table:style-name="ce1">
            <text:p>-0.3273</text:p>
          </table:table-cell>
          <table:table-cell office:value-type="float" office:value="-1.1047" table:style-name="ce1">
            <text:p>-1.1047</text:p>
          </table:table-cell>
          <table:table-cell office:value-type="float" office:value="-0.28599999999999998" table:style-name="ce1">
            <text:p>-0.286</text:p>
          </table:table-cell>
          <table:table-cell office:value-type="float" office:value="1.3791" table:style-name="ce1">
            <text:p>1.3791</text:p>
          </table:table-cell>
          <table:table-cell office:value-type="float" office:value="5.0599999999999999E-2" table:style-name="ce1">
            <text:p>0.0506</text:p>
          </table:table-cell>
          <table:table-cell office:value-type="float" office:value="-0.18629999999999999" table:style-name="ce1">
            <text:p>-0.1863</text:p>
          </table:table-cell>
          <table:table-cell office:value-type="float" office:value="-0.27750000000000002" table:style-name="ce1">
            <text:p>-0.2775</text:p>
          </table:table-cell>
          <table:table-cell office:value-type="float" office:value="0.6159" table:style-name="ce1">
            <text:p>0.6159</text:p>
          </table:table-cell>
          <table:table-cell office:value-type="float" office:value="0.13239999999999999" table:style-name="ce1">
            <text:p>0.1324</text:p>
          </table:table-cell>
          <table:table-cell office:value-type="float" office:value="0.83540000000000003" table:style-name="ce1">
            <text:p>0.8354</text:p>
          </table:table-cell>
          <table:table-cell office:value-type="float" office:value="0.64810000000000001" table:style-name="ce1">
            <text:p>0.6481</text:p>
          </table:table-cell>
          <table:table-cell table:number-columns-repeated="1633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1461958408770399E-3" table:style-name="ce2">
            <text:p>0.002146196</text:p>
          </table:table-cell>
          <table:table-cell office:value-type="float" office:value="0.19672751670737501" table:style-name="ce2">
            <text:p>0.196727517</text:p>
          </table:table-cell>
          <table:table-cell office:value-type="float" office:value="6.7214196860542294E-2" table:style-name="ce2">
            <text:p>0.067214197</text:p>
          </table:table-cell>
          <table:table-cell office:value-type="float" office:value="7.4822475128207902E-2" table:style-name="ce2">
            <text:p>0.074822475</text:p>
          </table:table-cell>
          <table:table-cell office:value-type="float" office:value="1.252" table:style-name="ce2">
            <text:p>1.252</text:p>
          </table:table-cell>
          <table:table-cell office:value-type="float" office:value="0.56159999999999999" table:style-name="ce1">
            <text:p>0.5616</text:p>
          </table:table-cell>
          <table:table-cell office:value-type="float" office:value="-1.7399999999999999E-2" table:style-name="ce1">
            <text:p>-0.0174</text:p>
          </table:table-cell>
          <table:table-cell office:value-type="float" office:value="0.4304" table:style-name="ce1">
            <text:p>0.4304</text:p>
          </table:table-cell>
          <table:table-cell office:value-type="float" office:value="1.012" table:style-name="ce1">
            <text:p>1.012</text:p>
          </table:table-cell>
          <table:table-cell office:value-type="float" office:value="-0.28510000000000002" table:style-name="ce1">
            <text:p>-0.2851</text:p>
          </table:table-cell>
          <table:table-cell office:value-type="float" office:value="0.51629999999999998" table:style-name="ce1">
            <text:p>0.5163</text:p>
          </table:table-cell>
          <table:table-cell office:value-type="float" office:value="1.4144000000000001" table:style-name="ce1">
            <text:p>1.4144</text:p>
          </table:table-cell>
          <table:table-cell office:value-type="float" office:value="-0.75890000000000002" table:style-name="ce1">
            <text:p>-0.7589</text:p>
          </table:table-cell>
          <table:table-cell office:value-type="float" office:value="-0.75690000000000002" table:style-name="ce1">
            <text:p>-0.7569</text:p>
          </table:table-cell>
          <table:table-cell office:value-type="float" office:value="-0.16719999999999999" table:style-name="ce1">
            <text:p>-0.1672</text:p>
          </table:table-cell>
          <table:table-cell office:value-type="float" office:value="0.2636" table:style-name="ce1">
            <text:p>0.2636</text:p>
          </table:table-cell>
          <table:table-cell office:value-type="float" office:value="0.46100000000000002" table:style-name="ce1">
            <text:p>0.461</text:p>
          </table:table-cell>
          <table:table-cell office:value-type="float" office:value="-0.45379999999999998" table:style-name="ce1">
            <text:p>-0.4538</text:p>
          </table:table-cell>
          <table:table-cell office:value-type="float" office:value="0.29220000000000002" table:style-name="ce1">
            <text:p>0.2922</text:p>
          </table:table-cell>
          <table:table-cell office:value-type="float" office:value="0.19020000000000001" table:style-name="ce1">
            <text:p>0.1902</text:p>
          </table:table-cell>
          <table:table-cell office:value-type="float" office:value="-1.359" table:style-name="ce1">
            <text:p>-1.359</text:p>
          </table:table-cell>
          <table:table-cell office:value-type="float" office:value="-0.1724" table:style-name="ce1">
            <text:p>-0.1724</text:p>
          </table:table-cell>
          <table:table-cell office:value-type="float" office:value="-0.26169999999999999" table:style-name="ce1">
            <text:p>-0.2617</text:p>
          </table:table-cell>
          <table:table-cell office:value-type="float" office:value="-0.15010000000000001" table:style-name="ce1">
            <text:p>-0.1501</text:p>
          </table:table-cell>
          <table:table-cell office:value-type="float" office:value="-6.8500000000000005E-2" table:style-name="ce1">
            <text:p>-0.0685</text:p>
          </table:table-cell>
          <table:table-cell office:value-type="float" office:value="-0.1721" table:style-name="ce1">
            <text:p>-0.1721</text:p>
          </table:table-cell>
          <table:table-cell office:value-type="float" office:value="0.1389" table:style-name="ce1">
            <text:p>0.1389</text:p>
          </table:table-cell>
          <table:table-cell office:value-type="float" office:value="-9.0999999999999998E-2" table:style-name="ce1">
            <text:p>-0.091</text:p>
          </table:table-cell>
          <table:table-cell office:value-type="float" office:value="-0.2596" table:style-name="ce1">
            <text:p>-0.2596</text:p>
          </table:table-cell>
          <table:table-cell office:value-type="float" office:value="-1.1140000000000001" table:style-name="ce1">
            <text:p>-1.114</text:p>
          </table:table-cell>
          <table:table-cell office:value-type="float" office:value="-0.33339999999999997" table:style-name="ce1">
            <text:p>-0.3334</text:p>
          </table:table-cell>
          <table:table-cell office:value-type="float" office:value="-0.20569999999999999" table:style-name="ce1">
            <text:p>-0.2057</text:p>
          </table:table-cell>
          <table:table-cell office:value-type="float" office:value="8.8700000000000001E-2" table:style-name="ce1">
            <text:p>0.0887</text:p>
          </table:table-cell>
          <table:table-cell office:value-type="float" office:value="-0.87670000000000003" table:style-name="ce1">
            <text:p>-0.8767</text:p>
          </table:table-cell>
          <table:table-cell office:value-type="float" office:value="0.2281" table:style-name="ce1">
            <text:p>0.2281</text:p>
          </table:table-cell>
          <table:table-cell office:value-type="float" office:value="-0.32969999999999999" table:style-name="ce1">
            <text:p>-0.3297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1.0852999999999999" table:style-name="ce1">
            <text:p>1.0853</text:p>
          </table:table-cell>
          <table:table-cell office:value-type="float" office:value="0.28839999999999999" table:style-name="ce1">
            <text:p>0.2884</text:p>
          </table:table-cell>
          <table:table-cell office:value-type="float" office:value="-0.37969999999999998" table:style-name="ce1">
            <text:p>-0.3797</text:p>
          </table:table-cell>
          <table:table-cell office:value-type="float" office:value="-0.1971" table:style-name="ce1">
            <text:p>-0.1971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-9.7699999999999995E-2" table:style-name="ce1">
            <text:p>-0.0977</text:p>
          </table:table-cell>
          <table:table-cell office:value-type="float" office:value="0.1784" table:style-name="ce1">
            <text:p>0.1784</text:p>
          </table:table-cell>
          <table:table-cell office:value-type="float" office:value="1.8055000000000001" table:style-name="ce1">
            <text:p>1.8055</text:p>
          </table:table-cell>
          <table:table-cell table:number-columns-repeated="1633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4007528820763498E-3" table:style-name="ce2">
            <text:p>0.002400753</text:p>
          </table:table-cell>
          <table:table-cell office:value-type="float" office:value="0.199645273319662" table:style-name="ce2">
            <text:p>0.199645273</text:p>
          </table:table-cell>
          <table:table-cell office:value-type="float" office:value="7.4560543000859E-2" table:style-name="ce2">
            <text:p>0.074560543</text:p>
          </table:table-cell>
          <table:table-cell office:value-type="float" office:value="7.8421249023376202E-2" table:style-name="ce2">
            <text:p>0.078421249</text:p>
          </table:table-cell>
          <table:table-cell office:value-type="float" office:value="1.103" table:style-name="ce2">
            <text:p>1.103</text:p>
          </table:table-cell>
          <table:table-cell office:value-type="float" office:value="0.39360000000000001" table:style-name="ce1">
            <text:p>0.3936</text:p>
          </table:table-cell>
          <table:table-cell office:value-type="float" office:value="0.1108" table:style-name="ce1">
            <text:p>0.1108</text:p>
          </table:table-cell>
          <table:table-cell office:value-type="float" office:value="0.39200000000000002" table:style-name="ce1">
            <text:p>0.392</text:p>
          </table:table-cell>
          <table:table-cell office:value-type="float" office:value="0.72719999999999996" table:style-name="ce1">
            <text:p>0.7272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.63619999999999999" table:style-name="ce1">
            <text:p>0.6362</text:p>
          </table:table-cell>
          <table:table-cell office:value-type="float" office:value="1.7488999999999999" table:style-name="ce1">
            <text:p>1.7489</text:p>
          </table:table-cell>
          <table:table-cell office:value-type="float" office:value="-0.42859999999999998" table:style-name="ce1">
            <text:p>-0.4286</text:p>
          </table:table-cell>
          <table:table-cell office:value-type="float" office:value="-1.1220000000000001" table:style-name="ce1">
            <text:p>-1.122</text:p>
          </table:table-cell>
          <table:table-cell office:value-type="float" office:value="-0.26619999999999999" table:style-name="ce1">
            <text:p>-0.2662</text:p>
          </table:table-cell>
          <table:table-cell office:value-type="float" office:value="-7.5899999999999995E-2" table:style-name="ce1">
            <text:p>-0.0759</text:p>
          </table:table-cell>
          <table:table-cell office:value-type="float" office:value="0.12" table:style-name="ce1">
            <text:p>0.12</text:p>
          </table:table-cell>
          <table:table-cell office:value-type="float" office:value="-0.49919999999999998" table:style-name="ce1">
            <text:p>-0.4992</text:p>
          </table:table-cell>
          <table:table-cell office:value-type="float" office:value="-0.1275" table:style-name="ce1">
            <text:p>-0.1275</text:p>
          </table:table-cell>
          <table:table-cell office:value-type="float" office:value="-0.30449999999999999" table:style-name="ce1">
            <text:p>-0.3045</text:p>
          </table:table-cell>
          <table:table-cell office:value-type="float" office:value="-0.8478" table:style-name="ce1">
            <text:p>-0.8478</text:p>
          </table:table-cell>
          <table:table-cell office:value-type="float" office:value="-0.126" table:style-name="ce1">
            <text:p>-0.126</text:p>
          </table:table-cell>
          <table:table-cell office:value-type="float" office:value="-5.5300000000000002E-2" table:style-name="ce1">
            <text:p>-0.0553</text:p>
          </table:table-cell>
          <table:table-cell office:value-type="float" office:value="-9.4899999999999998E-2" table:style-name="ce1">
            <text:p>-0.0949</text:p>
          </table:table-cell>
          <table:table-cell office:value-type="float" office:value="-1.26E-2" table:style-name="ce1">
            <text:p>-0.0126</text:p>
          </table:table-cell>
          <table:table-cell office:value-type="float" office:value="-8.2600000000000007E-2" table:style-name="ce1">
            <text:p>-0.0826</text:p>
          </table:table-cell>
          <table:table-cell office:value-type="float" office:value="5.6500000000000002E-2" table:style-name="ce1">
            <text:p>0.0565</text:p>
          </table:table-cell>
          <table:table-cell office:value-type="float" office:value="-0.40289999999999998" table:style-name="ce1">
            <text:p>-0.4029</text:p>
          </table:table-cell>
          <table:table-cell office:value-type="float" office:value="-0.22500000000000001" table:style-name="ce1">
            <text:p>-0.225</text:p>
          </table:table-cell>
          <table:table-cell office:value-type="float" office:value="-1.1439999999999999" table:style-name="ce1">
            <text:p>-1.144</text:p>
          </table:table-cell>
          <table:table-cell office:value-type="float" office:value="5.6599999999999998E-2" table:style-name="ce1">
            <text:p>0.0566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-0.4299" table:style-name="ce1">
            <text:p>-0.4299</text:p>
          </table:table-cell>
          <table:table-cell office:value-type="float" office:value="0.1401" table:style-name="ce1">
            <text:p>0.1401</text:p>
          </table:table-cell>
          <table:table-cell office:value-type="float" office:value="-0.2777" table:style-name="ce1">
            <text:p>-0.2777</text:p>
          </table:table-cell>
          <table:table-cell office:value-type="float" office:value="0.71789999999999998" table:style-name="ce1">
            <text:p>0.7179</text:p>
          </table:table-cell>
          <table:table-cell office:value-type="float" office:value="1.5561" table:style-name="ce1">
            <text:p>1.5561</text:p>
          </table:table-cell>
          <table:table-cell office:value-type="float" office:value="0.4451" table:style-name="ce1">
            <text:p>0.4451</text:p>
          </table:table-cell>
          <table:table-cell office:value-type="float" office:value="0.2306" table:style-name="ce1">
            <text:p>0.2306</text:p>
          </table:table-cell>
          <table:table-cell office:value-type="float" office:value="3.6600000000000001E-2" table:style-name="ce1">
            <text:p>0.0366</text:p>
          </table:table-cell>
          <table:table-cell office:value-type="float" office:value="0.69520000000000004" table:style-name="ce1">
            <text:p>0.6952</text:p>
          </table:table-cell>
          <table:table-cell office:value-type="float" office:value="0.43209999999999998" table:style-name="ce1">
            <text:p>0.4321</text:p>
          </table:table-cell>
          <table:table-cell office:value-type="float" office:value="0.82820000000000005" table:style-name="ce1">
            <text:p>0.8282</text:p>
          </table:table-cell>
          <table:table-cell office:value-type="float" office:value="1.081" table:style-name="ce1">
            <text:p>1.081</text:p>
          </table:table-cell>
          <table:table-cell table:number-columns-repeated="1633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a-Jie Mo</dc:creator>
    <meta:creation-date>2020-03-14T14:43:13Z</meta:creation-date>
    <dc:date>2020-09-13T06:23:02Z</dc:date>
    <meta:editing-cycles>2</meta:editing-cycles>
    <meta:editing-duration>PT558S</meta:editing-duration>
  </office:meta>
</office:document-meta>
</file>